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line draw:style-name="gr1" draw:layer="layout" svg:x1="0.8cm" svg:y1="0.2cm" svg:x2="1.2cm" svg:y2="1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factor-smaller-1</dc:title>
    <meta:creation-date>2011-02-07T17:10:2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